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b394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text-properties officeooo:paragraph-rsid="003b394d"/>
    </style:style>
    <style:style style:name="P5" style:family="paragraph" style:parent-style-name="Text_20_body">
      <style:text-properties officeooo:paragraph-rsid="003b394d"/>
    </style:style>
    <style:style style:name="P6" style:family="paragraph" style:parent-style-name="Standard">
      <style:text-properties officeooo:paragraph-rsid="003b394d"/>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3b394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Heading" style:master-page-name="PageLD">
      <style:paragraph-properties style:page-number="auto"/>
    </style:style>
    <style:style style:name="P9" style:family="paragraph" style:parent-style-name="Standard" style:list-style-name="L1">
      <style:text-properties officeooo:paragraph-rsid="003b394d"/>
    </style:style>
    <style:style style:name="P10" style:family="paragraph" style:parent-style-name="Standard" style:list-style-name="L1">
      <style:text-properties fo:language="en" fo:country="US" officeooo:paragraph-rsid="003b394d"/>
    </style:style>
    <style:style style:name="P11" style:family="paragraph" style:parent-style-name="Standard" style:list-style-name="L2">
      <style:text-properties officeooo:paragraph-rsid="003b394d"/>
    </style:style>
    <style:style style:name="P12" style:family="paragraph" style:parent-style-name="Standard" style:list-style-name="L3">
      <style:text-properties officeooo:paragraph-rsid="003b394d"/>
    </style:style>
    <style:style style:name="P13" style:family="paragraph" style:parent-style-name="Standard" style:list-style-name="L4">
      <style:text-properties officeooo:paragraph-rsid="003b394d"/>
    </style:style>
    <style:style style:name="P14" style:family="paragraph" style:parent-style-name="Standard" style:list-style-name="L5">
      <style:text-properties officeooo:paragraph-rsid="003b394d"/>
    </style:style>
    <style:style style:name="P15" style:family="paragraph" style:parent-style-name="Standard" style:list-style-name="L6">
      <style:text-properties officeooo:paragraph-rsid="003b394d"/>
    </style:style>
    <style:style style:name="P16" style:family="paragraph" style:parent-style-name="Standard" style:list-style-name="L7">
      <style:text-properties officeooo:paragraph-rsid="003b394d"/>
    </style:style>
    <style:style style:name="P17" style:family="paragraph" style:parent-style-name="Standard" style:list-style-name="L7">
      <style:text-properties officeooo:rsid="00356ac5" officeooo:paragraph-rsid="003b394d"/>
    </style:style>
    <style:style style:name="P18" style:family="paragraph" style:parent-style-name="Heading_20_4">
      <style:text-properties officeooo:paragraph-rsid="003b394d"/>
    </style:style>
    <style:style style:name="P19" style:family="paragraph" style:parent-style-name="Heading_20_1">
      <style:text-properties fo:language="en" fo:country="US" officeooo:rsid="003968ae" officeooo:paragraph-rsid="003968ae"/>
    </style:style>
    <style:style style:name="P20" style:family="paragraph" style:parent-style-name="Heading_20_3">
      <style:text-properties officeooo:paragraph-rsid="003b39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vel Design – Level 6: Cal</text:p>
      <text:h text:style-name="P19" text:outline-level="1">Audio design</text:h>
      <text:p text:style-name="P5">The sounds are played on 5 different audio channels (rows are ordered by increasing importance):</text:p>
      <text:list xml:id="list2254507560" text:style-name="L1">
        <text:list-item>
          <text:p text:style-name="P10">Score.</text:p>
        </text:list-item>
        <text:list-item>
          <text:p text:style-name="P10">Ambient sounds.</text:p>
        </text:list-item>
        <text:list-item>
          <text:p text:style-name="P10">Sound clues.</text:p>
        </text:list-item>
        <text:list-item>
          <text:p text:style-name="P10">Sound effects.</text:p>
        </text:list-item>
        <text:list-item>
          <text:p text:style-name="P9">Actor voice.</text:p>
        </text:list-item>
      </text:list>
      <text:p text:style-name="P6">Whenever a sound is played on a channel, on that channel can not be reproduced anything else. </text:p>
      <text:p text:style-name="P6">It’s possible to play a sound by lowering the volume of the previous channels for the entire playback time.</text:p>
      <text:h text:style-name="P20" text:outline-level="3">Tempo</text:h>
      <text:p text:style-name="P6">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Tempo</text:p>
            </table:table-cell>
            <table:table-cell table:style-name="Table32.A1" office:value-type="string">
              <text:p text:style-name="P7">Description</text:p>
            </table:table-cell>
            <table:table-cell table:style-name="Table32.A1" office:value-type="string">
              <text:p text:style-name="P7">Bpm from</text:p>
            </table:table-cell>
            <table:table-cell table:style-name="Table32.D1" office:value-type="string">
              <text:p text:style-name="P7">Bpm to</text:p>
            </table:table-cell>
          </table:table-row>
        </table:table-header-rows>
        <table:table-row table:style-name="Table32.1">
          <table:table-cell table:style-name="Table32.A2" office:value-type="string">
            <text:p text:style-name="P4">Larghetto</text:p>
          </table:table-cell>
          <table:table-cell table:style-name="Table32.A2" office:value-type="string">
            <text:p text:style-name="P4">Rather broadly</text:p>
          </table:table-cell>
          <table:table-cell table:style-name="Table32.A2" office:value-type="string">
            <text:p text:style-name="P4">60</text:p>
          </table:table-cell>
          <table:table-cell table:style-name="Table32.D2" office:value-type="string">
            <text:p text:style-name="P4">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P4">Andante</text:p>
          </table:table-cell>
          <table:table-cell table:style-name="Table32.A2" office:value-type="string">
            <text:p text:style-name="P4">At a walking pace</text:p>
          </table:table-cell>
          <table:table-cell table:style-name="Table32.A2" office:value-type="string">
            <text:p text:style-name="P4">76</text:p>
          </table:table-cell>
          <table:table-cell table:style-name="Table32.D2" office:value-type="string">
            <text:p text:style-name="P4">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P4">Moderato</text:p>
          </table:table-cell>
          <table:table-cell table:style-name="Table32.A2" office:value-type="string">
            <text:p text:style-name="P4">At a moderate speed</text:p>
          </table:table-cell>
          <table:table-cell table:style-name="Table32.A2" office:value-type="string">
            <text:p text:style-name="P4">108</text:p>
          </table:table-cell>
          <table:table-cell table:style-name="Table32.D2" office:value-type="string">
            <text:p text:style-name="P4">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P4">Vivacissimo</text:p>
          </table:table-cell>
          <table:table-cell table:style-name="Table32.A2" office:value-type="string">
            <text:p text:style-name="P4">Very fast and lively</text:p>
          </table:table-cell>
          <table:table-cell table:style-name="Table32.A2" office:value-type="string">
            <text:p text:style-name="P4">172</text:p>
          </table:table-cell>
          <table:table-cell table:style-name="Table32.D2" office:value-type="string">
            <text:p text:style-name="P4">176</text:p>
          </table:table-cell>
        </table:table-row>
      </table:table>
      <text:h text:style-name="P20" text:outline-level="3">Level music</text:h>
      <text:list xml:id="list3586841124" text:style-name="L2">
        <text:list-item>
          <text:p text:style-name="P11">Score is played back at the start of a level or at the start of an animation, specified in chapter “Script of level 6 - Cal”.</text:p>
        </text:list-item>
        <text:list-item>
          <text:p text:style-name="P11">Soundtrack have not been used.</text:p>
        </text:list-item>
      </text:list>
      <text:h text:style-name="P18" text:outline-level="4">Scores</text:h>
      <text:list xml:id="list3562280994" text:style-name="L3">
        <text:list-item>
          <text:p text:style-name="P12">Persian [andante, larghetto]</text:p>
        </text:list-item>
        <text:list-item>
          <text:p text:style-name="P12">Medieval [larghetto, vivacissimo]</text:p>
        </text:list-item>
        <text:list-item>
          <text:p text:style-name="P12">Military [adagio, vivace]</text:p>
        </text:list-item>
        <text:list-item>
          <text:p text:style-name="P12">Cello [adagio, moderato, larghetto]</text:p>
        </text:list-item>
        <text:list-item>
          <text:p text:style-name="P12">Viola [andantino]</text:p>
        </text:list-item>
        <text:list-item>
          <text:p text:style-name="P12">Acoustic guitar [adagio]</text:p>
        </text:list-item>
      </text:list>
      <text:h text:style-name="P20" text:outline-level="3">Noise</text:h>
      <text:list xml:id="list3075611929" text:style-name="L4">
        <text:list-item>
          <text:p text:style-name="P13">The reproduction of ambient sounds begins when the distance from the center of origin, indicated on the map, is less than 100 meters. The volume with which are reproduced is proportional to the distance of the center of origin.</text:p>
        </text:list-item>
        <text:list-item>
          <text:p text:style-name="P13">Sound clues are played when a specific event occurs, as specified in chapter “Script of level 6 - Cal”.</text:p>
        </text:list-item>
        <text:list-item>
          <text:p text:style-name="P13">The sound effects are played when an event occurs (eg. collisions).</text:p>
        </text:list-item>
      </text:list>
      <text:h text:style-name="P18" text:outline-level="4">Ambient sounds</text:h>
      <text:list xml:id="list2945943345" text:style-name="L5">
        <text:list-item>
          <text:p text:style-name="P14">Wind [very light, light, normal, medium]</text:p>
        </text:list-item>
        <text:list-item>
          <text:p text:style-name="P14">Water flow [light, normal]</text:p>
        </text:list-item>
        <text:list-item>
          <text:p text:style-name="P14">Wave noise</text:p>
        </text:list-item>
        <text:list-item>
          <text:p text:style-name="P14"><text:soft-page-break/>Rustling of grass</text:p>
        </text:list-item>
        <text:list-item>
          <text:p text:style-name="P14">A few crickets</text:p>
        </text:list-item>
        <text:list-item>
          <text:p text:style-name="P14">Voices of people</text:p>
        </text:list-item>
        <text:list-item>
          <text:p text:style-name="P14">Noise of wheels of wooden wagons</text:p>
        </text:list-item>
        <text:list-item>
          <text:p text:style-name="P14">Some clashing of copper objects</text:p>
        </text:list-item>
        <text:list-item>
          <text:p text:style-name="P14">Boots on wood</text:p>
        </text:list-item>
      </text:list>
      <text:h text:style-name="P18" text:outline-level="4">Sound clues</text:h>
      <text:list xml:id="list3291135367" text:style-name="L6">
        <text:list-item>
          <text:p text:style-name="P15">Egyptian trumpet</text:p>
        </text:list-item>
        <text:list-item>
          <text:p text:style-name="P15">Chorus of Egyptian trumpets</text:p>
        </text:list-item>
        <text:list-item>
          <text:p text:style-name="P15">Violin string that stride</text:p>
        </text:list-item>
        <text:list-item>
          <text:p text:style-name="P15">Piano scale</text:p>
        </text:list-item>
        <text:list-item>
          <text:p text:style-name="P15">Trumpet [adagio, andantino]</text:p>
        </text:list-item>
      </text:list>
      <text:h text:style-name="P18" text:outline-level="4">Sound effects</text:h>
      <text:list xml:id="list4266816203" text:style-name="L7">
        <text:list-item>
          <text:p text:style-name="P16">Zoomer (heen), zoomer (heen) reverse</text:p>
        </text:list-item>
        <text:list-item>
          <text:p text:style-name="P16">Sniff</text:p>
        </text:list-item>
        <text:list-item>
          <text:p text:style-name="P16">Dog shaking</text:p>
        </text:list-item>
        <text:list-item>
          <text:p text:style-name="P16">Noise of wood on wood</text:p>
        </text:list-item>
        <text:list-item>
          <text:p text:style-name="P16">Noise of iron on iron, noise of iron on bricks</text:p>
        </text:list-item>
        <text:list-item>
          <text:p text:style-name="P16">Rolling stones</text:p>
        </text:list-item>
        <text:list-item>
          <text:p text:style-name="P16">Door open, door lock</text:p>
        </text:list-item>
        <text:list-item>
          <text:p text:style-name="P16">Boots in water, boots on soil, boots on wood (x1, x2, x3)</text:p>
        </text:list-item>
        <text:list-item>
          <text:p text:style-name="P16">Stroke in water</text:p>
        </text:list-item>
        <text:list-item>
          <text:p text:style-name="P16">Water flow, water fast</text:p>
        </text:list-item>
        <text:list-item>
          <text:p text:style-name="P16">Thick liquid that boils</text:p>
        </text:list-item>
        <text:list-item>
          <text:p text:style-name="P16">Fire that crackles, fire of fire</text:p>
        </text:list-item>
        <text:list-item>
          <text:p text:style-name="P16">Iron on iron</text:p>
        </text:list-item>
        <text:list-item>
          <text:p text:style-name="P16">Book on wood</text:p>
        </text:list-item>
        <text:list-item>
          <text:p text:style-name="P16">Scream (distorted)</text:p>
        </text:list-item>
        <text:list-item>
          <text:p text:style-name="P16">Squeak</text:p>
        </text:list-item>
        <text:list-item>
          <text:p text:style-name="P16">Plaintive roar</text:p>
        </text:list-item>
        <text:list-item>
          <text:p text:style-name="P17">Spark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Audio design</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eLD" style:page-layout-name="Mpm1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4T10:49:26.740000000</dc:date>
    <meta:editing-duration>PT1H22M24S</meta:editing-duration>
    <meta:editing-cycles>47</meta:editing-cycles>
    <meta:generator>LibreOffice/6.1.2.1$Windows_X86_64 LibreOffice_project/65905a128db06ba48db947242809d14d3f9a93fe</meta:generator>
    <dc:creator>Michele Maione</dc:creator>
    <meta:document-statistic meta:table-count="2" meta:image-count="0" meta:object-count="0" meta:page-count="3" meta:paragraph-count="95" meta:word-count="455" meta:character-count="2367" meta:non-whitespace-character-count="2054"/>
    <meta:template xlink:type="simple" xlink:actuate="onRequest" xlink:title="" xlink:href="../MasterGameDesignDocument.odm" meta:date="2018-12-29T17:17:59.418000000"/>
  </office:meta>
</office:document-meta>
</file>